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ce3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leep (1)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mDuration</text:p>
          </table:table-cell>
          <table:table-cell office:value-type="string" calcext:value-type="string">
            <text:p>awakeDuration</text:p>
          </table:table-cell>
          <table:table-cell office:value-type="string" calcext:value-type="string">
            <text:p>deepSleepDuration</text:p>
          </table:table-cell>
          <table:table-cell office:value-type="string" calcext:value-type="string">
            <text:p>lightSleepDuration</text:p>
          </table:table-cell>
          <table:table-cell office:value-type="string" calcext:value-type="string">
            <text:p>unknownSleepDuration</text:p>
          </table:table-cell>
          <table:table-cell office:value-type="string" calcext:value-type="string">
            <text:p>quality</text:p>
          </table:table-cell>
          <table:table-cell table:style-name="Default" office:value-type="string" calcext:value-type="string">
            <text:p>Screen time </text:p>
          </table:table-cell>
        </table:table-row>
        <table:table-row table:style-name="ro1">
          <table:table-cell office:value-type="float" office:value="192410128" calcext:value-type="float">
            <text:p>192410128</text:p>
          </table:table-cell>
          <table:table-cell office:value-type="date" office:date-value="2026-03-26" calcext:value-type="date">
            <text:p>2026-03-26</text:p>
          </table:table-cell>
          <table:table-cell office:value-type="string" calcext:value-type="string">
            <text:p>23:35</text:p>
          </table:table-cell>
          <table:table-cell office:value-type="string" calcext:value-type="string">
            <text:p>07:31</text:p>
          </table:table-cell>
          <table:table-cell office:value-type="float" office:value="457" calcext:value-type="float">
            <text:p>45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time" office:time-value="PT03H50M00S" calcext:value-type="time">
            <text:p>03:50:00 AM</text:p>
          </table:table-cell>
        </table:table-row>
        <table:table-row table:style-name="ro1">
          <table:table-cell office:value-type="float" office:value="192295296" calcext:value-type="float">
            <text:p>192295296</text:p>
          </table:table-cell>
          <table:table-cell office:value-type="date" office:date-value="2026-03-25" calcext:value-type="date">
            <text:p>2026-03-25</text:p>
          </table:table-cell>
          <table:table-cell office:value-type="string" calcext:value-type="string">
            <text:p>23:31</text:p>
          </table:table-cell>
          <table:table-cell office:value-type="string" calcext:value-type="string">
            <text:p>07:30</text:p>
          </table:table-cell>
          <table:table-cell office:value-type="float" office:value="457" calcext:value-type="float">
            <text:p>457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4H02M00S" calcext:value-type="time">
            <text:p>04:02:00 AM</text:p>
          </table:table-cell>
        </table:table-row>
        <table:table-row table:style-name="ro1">
          <table:table-cell office:value-type="float" office:value="192179010" calcext:value-type="float">
            <text:p>192179010</text:p>
          </table:table-cell>
          <table:table-cell office:value-type="date" office:date-value="2026-03-24" calcext:value-type="date">
            <text:p>2026-03-24</text:p>
          </table:table-cell>
          <table:table-cell office:value-type="string" calcext:value-type="string">
            <text:p>23:42</text:p>
          </table:table-cell>
          <table:table-cell office:value-type="string" calcext:value-type="string">
            <text:p>08:09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time" office:time-value="PT03H39M00S" calcext:value-type="time">
            <text:p>03:39:00 AM</text:p>
          </table:table-cell>
        </table:table-row>
        <table:table-row table:style-name="ro1">
          <table:table-cell office:value-type="float" office:value="192044989" calcext:value-type="float">
            <text:p>192044989</text:p>
          </table:table-cell>
          <table:table-cell office:value-type="date" office:date-value="2026-03-23" calcext:value-type="date">
            <text:p>2026-03-23</text:p>
          </table:table-cell>
          <table:table-cell office:value-type="string" calcext:value-type="string">
            <text:p>21:38</text:p>
          </table:table-cell>
          <table:table-cell office:value-type="string" calcext:value-type="string">
            <text:p>07:00</text:p>
          </table:table-cell>
          <table:table-cell office:value-type="float" office:value="551" calcext:value-type="float">
            <text:p>55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time" office:time-value="PT04H01M00S" calcext:value-type="time">
            <text:p>04:01:00 AM</text:p>
          </table:table-cell>
        </table:table-row>
        <table:table-row table:style-name="ro1">
          <table:table-cell office:value-type="float" office:value="191950186" calcext:value-type="float">
            <text:p>191950186</text:p>
          </table:table-cell>
          <table:table-cell office:value-type="date" office:date-value="2026-03-22" calcext:value-type="date">
            <text:p>2026-03-22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9:41</text:p>
          </table:table-cell>
          <table:table-cell office:value-type="float" office:value="340" calcext:value-type="float">
            <text:p>34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time" office:time-value="PT04H15M00S" calcext:value-type="time">
            <text:p>04:15:00 AM</text:p>
          </table:table-cell>
        </table:table-row>
        <table:table-row table:style-name="ro1">
          <table:table-cell office:value-type="float" office:value="191841865" calcext:value-type="float">
            <text:p>191841865</text:p>
          </table:table-cell>
          <table:table-cell office:value-type="date" office:date-value="2026-03-21" calcext:value-type="date">
            <text:p>2026-03-21</text:p>
          </table:table-cell>
          <table:table-cell office:value-type="string" calcext:value-type="string">
            <text:p>01:03</text:p>
          </table:table-cell>
          <table:table-cell office:value-type="string" calcext:value-type="string">
            <text:p>09:38</text:p>
          </table:table-cell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time" office:time-value="PT04H10M00S" calcext:value-type="time">
            <text:p>04:10:00 AM</text:p>
          </table:table-cell>
        </table:table-row>
        <table:table-row table:style-name="ro1">
          <table:table-cell office:value-type="float" office:value="191744634" calcext:value-type="float">
            <text:p>191744634</text:p>
          </table:table-cell>
          <table:table-cell office:value-type="date" office:date-value="2026-03-20" calcext:value-type="date">
            <text:p>2026-03-20</text:p>
          </table:table-cell>
          <table:table-cell office:value-type="string" calcext:value-type="string">
            <text:p>23:14</text:p>
          </table:table-cell>
          <table:table-cell office:value-type="string" calcext:value-type="string">
            <text:p>09:28</text:p>
          </table:table-cell>
          <table:table-cell office:value-type="float" office:value="612" calcext:value-type="float">
            <text:p>61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time" office:time-value="PT03H45M00S" calcext:value-type="time">
            <text:p>03:45:00 AM</text:p>
          </table:table-cell>
        </table:table-row>
        <table:table-row table:style-name="ro1">
          <table:table-cell office:value-type="float" office:value="191650208" calcext:value-type="float">
            <text:p>191650208</text:p>
          </table:table-cell>
          <table:table-cell office:value-type="date" office:date-value="2026-03-19" calcext:value-type="date">
            <text:p>2026-03-19</text:p>
          </table:table-cell>
          <table:table-cell office:value-type="string" calcext:value-type="string">
            <text:p>04:19</text:p>
          </table:table-cell>
          <table:table-cell office:value-type="string" calcext:value-type="string">
            <text:p>11:06</text:p>
          </table:table-cell>
          <table:table-cell office:value-type="float" office:value="274" calcext:value-type="float">
            <text:p>274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time" office:time-value="PT04H20M00S" calcext:value-type="time">
            <text:p>04:20:00 AM</text:p>
          </table:table-cell>
        </table:table-row>
        <table:table-row table:style-name="ro1">
          <table:table-cell office:value-type="float" office:value="191517338" calcext:value-type="float">
            <text:p>191517338</text:p>
          </table:table-cell>
          <table:table-cell office:value-type="date" office:date-value="2026-03-18" calcext:value-type="date">
            <text:p>2026-03-18</text:p>
          </table:table-cell>
          <table:table-cell office:value-type="string" calcext:value-type="string">
            <text:p>23:47</text:p>
          </table:table-cell>
          <table:table-cell office:value-type="string" calcext:value-type="string">
            <text:p>08:22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3H47M00S" calcext:value-type="time">
            <text:p>03:47:00 AM</text:p>
          </table:table-cell>
        </table:table-row>
        <table:table-row table:style-name="ro1">
          <table:table-cell office:value-type="float" office:value="191409018" calcext:value-type="float">
            <text:p>191409018</text:p>
          </table:table-cell>
          <table:table-cell office:value-type="date" office:date-value="2026-03-17" calcext:value-type="date">
            <text:p>2026-03-17</text:p>
          </table:table-cell>
          <table:table-cell office:value-type="string" calcext:value-type="string">
            <text:p>00:05</text:p>
          </table:table-cell>
          <table:table-cell office:value-type="string" calcext:value-type="string">
            <text:p>09:30</text:p>
          </table:table-cell>
          <table:table-cell office:value-type="float" office:value="557" calcext:value-type="float">
            <text:p>55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time" office:time-value="PT03H55M00S" calcext:value-type="time">
            <text:p>03:55:00 AM</text:p>
          </table:table-cell>
        </table:table-row>
        <table:table-row table:style-name="ro1">
          <table:table-cell office:value-type="float" office:value="191297426" calcext:value-type="float">
            <text:p>191297426</text:p>
          </table:table-cell>
          <table:table-cell office:value-type="date" office:date-value="2026-03-16" calcext:value-type="date">
            <text:p>2026-03-16</text:p>
          </table:table-cell>
          <table:table-cell office:value-type="string" calcext:value-type="string">
            <text:p>02:00</text:p>
          </table:table-cell>
          <table:table-cell office:value-type="string" calcext:value-type="string">
            <text:p>09:29</text:p>
          </table:table-cell>
          <table:table-cell office:value-type="float" office:value="438" calcext:value-type="float">
            <text:p>438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4H02M00S" calcext:value-type="time">
            <text:p>04:02:00 AM</text:p>
          </table:table-cell>
        </table:table-row>
        <table:table-row table:style-name="ro1">
          <table:table-cell office:value-type="float" office:value="191188227" calcext:value-type="float">
            <text:p>191188227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05:15</text:p>
          </table:table-cell>
          <table:table-cell office:value-type="string" calcext:value-type="string">
            <text:p>09:51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time" office:time-value="PT06H29M00S" calcext:value-type="time">
            <text:p>06:29:00 AM</text:p>
          </table:table-cell>
        </table:table-row>
        <table:table-row table:style-name="ro1">
          <table:table-cell office:value-type="float" office:value="191076915" calcext:value-type="float">
            <text:p>191076915</text:p>
          </table:table-cell>
          <table:table-cell office:value-type="date" office:date-value="2026-03-14" calcext:value-type="date">
            <text:p>2026-03-14</text:p>
          </table:table-cell>
          <table:table-cell office:value-type="string" calcext:value-type="string">
            <text:p>00:51</text:p>
          </table:table-cell>
          <table:table-cell office:value-type="string" calcext:value-type="string">
            <text:p>09:00</text:p>
          </table:table-cell>
          <table:table-cell office:value-type="float" office:value="489" calcext:value-type="float">
            <text:p>48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5H59M00S" calcext:value-type="time">
            <text:p>05:59:00 AM</text:p>
          </table:table-cell>
        </table:table-row>
        <table:table-row table:style-name="ro1">
          <table:table-cell office:value-type="float" office:value="190871004" calcext:value-type="float">
            <text:p>190871004</text:p>
          </table:table-cell>
          <table:table-cell office:value-type="date" office:date-value="2026-03-13" calcext:value-type="date">
            <text:p>2026-03-13</text:p>
          </table:table-cell>
          <table:table-cell office:value-type="string" calcext:value-type="string">
            <text:p>22:50</text:p>
          </table:table-cell>
          <table:table-cell office:value-type="string" calcext:value-type="string">
            <text:p>7:00</text:p>
          </table:table-cell>
          <table:table-cell office:value-type="float" office:value="490" calcext:value-type="float">
            <text:p>49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08:20:00 AM</text:p>
          </table:table-cell>
        </table:table-row>
        <table:table-row table:style-name="ro1">
          <table:table-cell office:value-type="float" office:value="190871005" calcext:value-type="float">
            <text:p>190871005</text:p>
          </table:table-cell>
          <table:table-cell office:value-type="date" office:date-value="2026-03-12" calcext:value-type="date">
            <text:p>2026-03-12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09:24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time" office:time-value="PT08H03M00S" calcext:value-type="time">
            <text:p>08:03:00 AM</text:p>
          </table:table-cell>
        </table:table-row>
        <table:table-row table:style-name="ro1">
          <table:table-cell office:value-type="float" office:value="190749900" calcext:value-type="float">
            <text:p>190749900</text:p>
          </table:table-cell>
          <table:table-cell office:value-type="date" office:date-value="2026-03-11" calcext:value-type="date">
            <text:p>2026-03-11</text:p>
          </table:table-cell>
          <table:table-cell office:value-type="string" calcext:value-type="string">
            <text:p>03:05</text:p>
          </table:table-cell>
          <table:table-cell office:value-type="string" calcext:value-type="string">
            <text:p>11:09</text:p>
          </table:table-cell>
          <table:table-cell office:value-type="float" office:value="454" calcext:value-type="float">
            <text:p>454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5H56M00S" calcext:value-type="time">
            <text:p>05:56:00 AM</text:p>
          </table:table-cell>
        </table:table-row>
        <table:table-row table:style-name="ro1">
          <table:table-cell office:value-type="float" office:value="190648987" calcext:value-type="float">
            <text:p>190648987</text:p>
          </table:table-cell>
          <table:table-cell office:value-type="date" office:date-value="2026-03-10" calcext:value-type="date">
            <text:p>2026-03-10</text:p>
          </table:table-cell>
          <table:table-cell office:value-type="string" calcext:value-type="string">
            <text:p>02:28</text:p>
          </table:table-cell>
          <table:table-cell office:value-type="string" calcext:value-type="string">
            <text:p>10:44</text:p>
          </table:table-cell>
          <table:table-cell office:value-type="float" office:value="484" calcext:value-type="float">
            <text:p>484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time" office:time-value="PT06H27M00S" calcext:value-type="time">
            <text:p>06:27:00 AM</text:p>
          </table:table-cell>
        </table:table-row>
        <table:table-row table:style-name="ro1">
          <table:table-cell office:value-type="float" office:value="190479595" calcext:value-type="float">
            <text:p>190479595</text:p>
          </table:table-cell>
          <table:table-cell office:value-type="date" office:date-value="2026-03-09" calcext:value-type="date">
            <text:p>2026-03-09</text:p>
          </table:table-cell>
          <table:table-cell office:value-type="string" calcext:value-type="string">
            <text:p>03:13</text:p>
          </table:table-cell>
          <table:table-cell office:value-type="string" calcext:value-type="string">
            <text:p>10:39</text:p>
          </table:table-cell>
          <table:table-cell office:value-type="float" office:value="440" calcext:value-type="float">
            <text:p>44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8H30M00S" calcext:value-type="time">
            <text:p>08:30:00 AM</text:p>
          </table:table-cell>
        </table:table-row>
        <table:table-row table:style-name="ro1">
          <table:table-cell office:value-type="float" office:value="190328358" calcext:value-type="float">
            <text:p>190328358</text:p>
          </table:table-cell>
          <table:table-cell office:value-type="date" office:date-value="2026-03-08" calcext:value-type="date">
            <text:p>2026-03-08</text:p>
          </table:table-cell>
          <table:table-cell office:value-type="string" calcext:value-type="string">
            <text:p>03:16</text:p>
          </table:table-cell>
          <table:table-cell office:value-type="string" calcext:value-type="string">
            <text:p>10:41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time" office:time-value="PT10H01M00S" calcext:value-type="time">
            <text:p>10:01:00 AM</text:p>
          </table:table-cell>
        </table:table-row>
        <table:table-row table:style-name="ro1">
          <table:table-cell office:value-type="float" office:value="190226323" calcext:value-type="float">
            <text:p>190226323</text:p>
          </table:table-cell>
          <table:table-cell office:value-type="date" office:date-value="2026-03-07" calcext:value-type="date">
            <text:p>2026-03-07</text:p>
          </table:table-cell>
          <table:table-cell office:value-type="string" calcext:value-type="string">
            <text:p>02:21</text:p>
          </table:table-cell>
          <table:table-cell office:value-type="string" calcext:value-type="string">
            <text:p>11:45</text:p>
          </table:table-cell>
          <table:table-cell office:value-type="float" office:value="530" calcext:value-type="float">
            <text:p>53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8H52M00S" calcext:value-type="time">
            <text:p>08:52:00 AM</text:p>
          </table:table-cell>
        </table:table-row>
        <table:table-row table:style-name="ro1">
          <table:table-cell office:value-type="float" office:value="190109703" calcext:value-type="float">
            <text:p>190109703</text:p>
          </table:table-cell>
          <table:table-cell office:value-type="date" office:date-value="2026-03-06" calcext:value-type="date">
            <text:p>2026-03-06</text:p>
          </table:table-cell>
          <table:table-cell office:value-type="string" calcext:value-type="string">
            <text:p>01:04</text:p>
          </table:table-cell>
          <table:table-cell office:value-type="string" calcext:value-type="string">
            <text:p>07:49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time" office:time-value="PT07H20M00S" calcext:value-type="time">
            <text:p>07:20:00 AM</text:p>
          </table:table-cell>
        </table:table-row>
        <table:table-row table:style-name="ro1">
          <table:table-cell office:value-type="float" office:value="190035065" calcext:value-type="float">
            <text:p>190035065</text:p>
          </table:table-cell>
          <table:table-cell office:value-type="date" office:date-value="2026-03-05" calcext:value-type="date">
            <text:p>2026-03-05</text:p>
          </table:table-cell>
          <table:table-cell office:value-type="string" calcext:value-type="string">
            <text:p>01:28</text:p>
          </table:table-cell>
          <table:table-cell office:value-type="string" calcext:value-type="string">
            <text:p>11:01</text:p>
          </table:table-cell>
          <table:table-cell office:value-type="float" office:value="486" calcext:value-type="float">
            <text:p>48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time" office:time-value="PT06H09M00S" calcext:value-type="time">
            <text:p>06:09:00 AM</text:p>
          </table:table-cell>
        </table:table-row>
        <table:table-row table:style-name="ro1">
          <table:table-cell office:value-type="float" office:value="190035064" calcext:value-type="float">
            <text:p>190035064</text:p>
          </table:table-cell>
          <table:table-cell office:value-type="date" office:date-value="2026-03-04" calcext:value-type="date">
            <text:p>2026-03-04</text:p>
          </table:table-cell>
          <table:table-cell office:value-type="string" calcext:value-type="string">
            <text:p>02:18</text:p>
          </table:table-cell>
          <table:table-cell office:value-type="string" calcext:value-type="string">
            <text:p>09:31</text:p>
          </table:table-cell>
          <table:table-cell office:value-type="float" office:value="427" calcext:value-type="float">
            <text:p>4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time" office:time-value="PT06H09M00S" calcext:value-type="time">
            <text:p>06:09:00 AM</text:p>
          </table:table-cell>
        </table:table-row>
        <table:table-row table:style-name="ro1">
          <table:table-cell office:value-type="float" office:value="190035066" calcext:value-type="float">
            <text:p>190035066</text:p>
          </table:table-cell>
          <table:table-cell office:value-type="date" office:date-value="2026-03-03" calcext:value-type="date">
            <text:p>2026-03-03</text:p>
          </table:table-cell>
          <table:table-cell office:value-type="string" calcext:value-type="string">
            <text:p>01:52</text:p>
          </table:table-cell>
          <table:table-cell office:value-type="string" calcext:value-type="string">
            <text:p>10:00</text:p>
          </table:table-cell>
          <table:table-cell office:value-type="float" office:value="470" calcext:value-type="float">
            <text:p>47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8H37M00S" calcext:value-type="time">
            <text:p>08:37:00 AM</text:p>
          </table:table-cell>
        </table:table-row>
        <table:table-row table:style-name="ro1">
          <table:table-cell office:value-type="float" office:value="190035063" calcext:value-type="float">
            <text:p>190035063</text:p>
          </table:table-cell>
          <table:table-cell office:value-type="date" office:date-value="2026-03-02" calcext:value-type="date">
            <text:p>2026-03-02</text:p>
          </table:table-cell>
          <table:table-cell office:value-type="string" calcext:value-type="string">
            <text:p>23:19</text:p>
          </table:table-cell>
          <table:table-cell office:value-type="string" calcext:value-type="string">
            <text:p>09:32</text:p>
          </table:table-cell>
          <table:table-cell office:value-type="float" office:value="582" calcext:value-type="float">
            <text:p>58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time" office:time-value="PT05H03M00S" calcext:value-type="time">
            <text:p>05:03:00 AM</text:p>
          </table:table-cell>
        </table:table-row>
        <table:table-row table:style-name="ro1">
          <table:table-cell office:value-type="float" office:value="190035062" calcext:value-type="float">
            <text:p>190035062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05:02</text:p>
          </table:table-cell>
          <table:table-cell office:value-type="string" calcext:value-type="string">
            <text:p>11:11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time" office:time-value="PT06H03M00S" calcext:value-type="time">
            <text:p>06:03:00 AM</text:p>
          </table:table-cell>
        </table:table-row>
        <table:table-row table:style-name="ro1">
          <table:table-cell office:value-type="float" office:value="190035061" calcext:value-type="float">
            <text:p>190035061</text:p>
          </table:table-cell>
          <table:table-cell office:value-type="date" office:date-value="2026-02-28" calcext:value-type="date">
            <text:p>2026-02-28</text:p>
          </table:table-cell>
          <table:table-cell office:value-type="string" calcext:value-type="string">
            <text:p>02:48</text:p>
          </table:table-cell>
          <table:table-cell office:value-type="string" calcext:value-type="string">
            <text:p>11:33</text:p>
          </table:table-cell>
          <table:table-cell office:value-type="float" office:value="489" calcext:value-type="float">
            <text:p>489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time" office:time-value="PT08H25M00S" calcext:value-type="time">
            <text:p>08:25:00 AM</text:p>
          </table:table-cell>
        </table:table-row>
        <table:table-row table:style-name="ro1">
          <table:table-cell office:value-type="float" office:value="190035059" calcext:value-type="float">
            <text:p>190035059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01:48</text:p>
          </table:table-cell>
          <table:table-cell office:value-type="string" calcext:value-type="string">
            <text:p>08:41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time" office:time-value="PT08H16M00S" calcext:value-type="time">
            <text:p>08:16:00 AM</text:p>
          </table:table-cell>
        </table:table-row>
        <table:table-row table:style-name="ro1">
          <table:table-cell office:value-type="float" office:value="190035058" calcext:value-type="float">
            <text:p>190035058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01:08</text:p>
          </table:table-cell>
          <table:table-cell office:value-type="string" calcext:value-type="string">
            <text:p>09:56</text:p>
          </table:table-cell>
          <table:table-cell office:value-type="float" office:value="504" calcext:value-type="float">
            <text:p>50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190035057" calcext:value-type="float">
            <text:p>190035057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01:20</text:p>
          </table:table-cell>
          <table:table-cell office:value-type="string" calcext:value-type="string">
            <text:p>08:2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float" office:value="190035056" calcext:value-type="float">
            <text:p>190035056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01:02</text:p>
          </table:table-cell>
          <table:table-cell office:value-type="string" calcext:value-type="string">
            <text:p>09:26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190035055" calcext:value-type="float">
            <text:p>190035055</text:p>
          </table:table-cell>
          <table:table-cell office:value-type="date" office:date-value="2026-02-23" calcext:value-type="date">
            <text:p>2026-02-23</text:p>
          </table:table-cell>
          <table:table-cell office:value-type="string" calcext:value-type="string">
            <text:p>01:01</text:p>
          </table:table-cell>
          <table:table-cell office:value-type="string" calcext:value-type="string">
            <text:p>07:22</text:p>
          </table:table-cell>
          <table:table-cell office:value-type="float" office:value="381" calcext:value-type="float">
            <text:p>3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190035054" calcext:value-type="float">
            <text:p>190035054</text:p>
          </table:table-cell>
          <table:table-cell office:value-type="date" office:date-value="2026-02-22" calcext:value-type="date">
            <text:p>2026-02-22</text:p>
          </table:table-cell>
          <table:table-cell office:value-type="string" calcext:value-type="string">
            <text:p>04:12</text:p>
          </table:table-cell>
          <table:table-cell office:value-type="string" calcext:value-type="string">
            <text:p>09:26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float" office:value="190035060" calcext:value-type="float">
            <text:p>190035060</text:p>
          </table:table-cell>
          <table:table-cell office:value-type="date" office:date-value="2026-02-21" calcext:value-type="date">
            <text:p>2026-02-21</text:p>
          </table:table-cell>
          <table:table-cell office:value-type="string" calcext:value-type="string">
            <text:p>03:41</text:p>
          </table:table-cell>
          <table:table-cell office:value-type="string" calcext:value-type="string">
            <text:p>11:04</text:p>
          </table:table-cell>
          <table:table-cell office:value-type="float" office:value="412" calcext:value-type="float">
            <text:p>41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190035053" calcext:value-type="float">
            <text:p>190035053</text:p>
          </table:table-cell>
          <table:table-cell office:value-type="date" office:date-value="2026-02-20" calcext:value-type="date">
            <text:p>2026-02-20</text:p>
          </table:table-cell>
          <table:table-cell office:value-type="string" calcext:value-type="string">
            <text:p>02:32</text:p>
          </table:table-cell>
          <table:table-cell office:value-type="string" calcext:value-type="string">
            <text:p>10:07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190035052" calcext:value-type="float">
            <text:p>190035052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03:51</text:p>
          </table:table-cell>
          <table:table-cell office:value-type="string" calcext:value-type="string">
            <text:p>09:52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190035051" calcext:value-type="float">
            <text:p>190035051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03:39</text:p>
          </table:table-cell>
          <table:table-cell office:value-type="string" calcext:value-type="string">
            <text:p>08:19</text:p>
          </table:table-cell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190035050" calcext:value-type="float">
            <text:p>190035050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00:25</text:p>
          </table:table-cell>
          <table:table-cell office:value-type="string" calcext:value-type="string">
            <text:p>08:57</text:p>
          </table:table-cell>
          <table:table-cell office:value-type="float" office:value="493" calcext:value-type="float">
            <text:p>49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190035048" calcext:value-type="float">
            <text:p>190035048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00:44</text:p>
          </table:table-cell>
          <table:table-cell office:value-type="string" calcext:value-type="string">
            <text:p>09:30</text:p>
          </table:table-cell>
          <table:table-cell office:value-type="float" office:value="524" calcext:value-type="float">
            <text:p>52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190035047" calcext:value-type="float">
            <text:p>190035047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02:09</text:p>
          </table:table-cell>
          <table:table-cell office:value-type="string" calcext:value-type="string">
            <text:p>08:23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190035046" calcext:value-type="float">
            <text:p>190035046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02:02</text:p>
          </table:table-cell>
          <table:table-cell office:value-type="string" calcext:value-type="string">
            <text:p>08:3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float" office:value="190035049" calcext:value-type="float">
            <text:p>190035049</text:p>
          </table:table-cell>
          <table:table-cell office:value-type="date" office:date-value="2026-02-12" calcext:value-type="date">
            <text:p>2026-02-12</text:p>
          </table:table-cell>
          <table:table-cell office:value-type="string" calcext:value-type="string">
            <text:p>00:46</text:p>
          </table:table-cell>
          <table:table-cell office:value-type="string" calcext:value-type="string">
            <text:p>09:00</text:p>
          </table:table-cell>
          <table:table-cell office:value-type="float" office:value="480" calcext:value-type="float">
            <text:p>48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190035045" calcext:value-type="float">
            <text:p>190035045</text:p>
          </table:table-cell>
          <table:table-cell office:value-type="date" office:date-value="2026-02-11" calcext:value-type="date">
            <text:p>2026-02-11</text:p>
          </table:table-cell>
          <table:table-cell office:value-type="string" calcext:value-type="string">
            <text:p>01:16</text:p>
          </table:table-cell>
          <table:table-cell office:value-type="string" calcext:value-type="string">
            <text:p>09:47</text:p>
          </table:table-cell>
          <table:table-cell office:value-type="float" office:value="495" calcext:value-type="float">
            <text:p>49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190035044" calcext:value-type="float">
            <text:p>190035044</text:p>
          </table:table-cell>
          <table:table-cell office:value-type="date" office:date-value="2026-02-10" calcext:value-type="date">
            <text:p>2026-02-10</text:p>
          </table:table-cell>
          <table:table-cell office:value-type="string" calcext:value-type="string">
            <text:p>00:12</text:p>
          </table:table-cell>
          <table:table-cell office:value-type="string" calcext:value-type="string">
            <text:p>09:55</text:p>
          </table:table-cell>
          <table:table-cell office:value-type="float" office:value="576" calcext:value-type="float">
            <text:p>576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190035043" calcext:value-type="float">
            <text:p>190035043</text:p>
          </table:table-cell>
          <table:table-cell office:value-type="date" office:date-value="2026-02-09" calcext:value-type="date">
            <text:p>2026-02-09</text:p>
          </table:table-cell>
          <table:table-cell office:value-type="string" calcext:value-type="string">
            <text:p>01:28</text:p>
          </table:table-cell>
          <table:table-cell office:value-type="string" calcext:value-type="string">
            <text:p>11:01</text:p>
          </table:table-cell>
          <table:table-cell office:value-type="float" office:value="564" calcext:value-type="float">
            <text:p>56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190035041" calcext:value-type="float">
            <text:p>190035041</text:p>
          </table:table-cell>
          <table:table-cell office:value-type="date" office:date-value="2026-02-08" calcext:value-type="date">
            <text:p>2026-02-08</text:p>
          </table:table-cell>
          <table:table-cell office:value-type="string" calcext:value-type="string">
            <text:p>03:05</text:p>
          </table:table-cell>
          <table:table-cell office:value-type="string" calcext:value-type="string">
            <text:p>10:36</text:p>
          </table:table-cell>
          <table:table-cell office:value-type="float" office:value="449" calcext:value-type="float">
            <text:p>44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190035040" calcext:value-type="float">
            <text:p>190035040</text:p>
          </table:table-cell>
          <table:table-cell office:value-type="date" office:date-value="2026-02-07" calcext:value-type="date">
            <text:p>2026-02-07</text:p>
          </table:table-cell>
          <table:table-cell office:value-type="string" calcext:value-type="string">
            <text:p>00:43</text:p>
          </table:table-cell>
          <table:table-cell office:value-type="string" calcext:value-type="string">
            <text:p>08:51</text:p>
          </table:table-cell>
          <table:table-cell office:value-type="float" office:value="467" calcext:value-type="float">
            <text:p>467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190035039" calcext:value-type="float">
            <text:p>190035039</text:p>
          </table:table-cell>
          <table:table-cell office:value-type="date" office:date-value="2026-02-06" calcext:value-type="date">
            <text:p>2026-02-06</text:p>
          </table:table-cell>
          <table:table-cell office:value-type="string" calcext:value-type="string">
            <text:p>22:59</text:p>
          </table:table-cell>
          <table:table-cell office:value-type="string" calcext:value-type="string">
            <text:p>06:33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float" office:value="190035038" calcext:value-type="float">
            <text:p>190035038</text:p>
          </table:table-cell>
          <table:table-cell office:value-type="date" office:date-value="2026-02-05" calcext:value-type="date">
            <text:p>2026-02-05</text:p>
          </table:table-cell>
          <table:table-cell office:value-type="string" calcext:value-type="string">
            <text:p>23:49</text:p>
          </table:table-cell>
          <table:table-cell office:value-type="string" calcext:value-type="string">
            <text:p>00:0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float" office:value="190035037" calcext:value-type="float">
            <text:p>190035037</text:p>
          </table:table-cell>
          <table:table-cell office:value-type="date" office:date-value="2026-02-04" calcext:value-type="date">
            <text:p>2026-02-04</text:p>
          </table:table-cell>
          <table:table-cell office:value-type="string" calcext:value-type="string">
            <text:p>00:11</text:p>
          </table:table-cell>
          <table:table-cell office:value-type="string" calcext:value-type="string">
            <text:p>10:51</text:p>
          </table:table-cell>
          <table:table-cell office:value-type="float" office:value="542" calcext:value-type="float">
            <text:p>542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190035036" calcext:value-type="float">
            <text:p>190035036</text:p>
          </table:table-cell>
          <table:table-cell office:value-type="date" office:date-value="2026-02-03" calcext:value-type="date">
            <text:p>2026-02-03</text:p>
          </table:table-cell>
          <table:table-cell office:value-type="string" calcext:value-type="string">
            <text:p>00:26</text:p>
          </table:table-cell>
          <table:table-cell office:value-type="string" calcext:value-type="string">
            <text:p>08:51</text:p>
          </table:table-cell>
          <table:table-cell office:value-type="float" office:value="494" calcext:value-type="float">
            <text:p>494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190035042" calcext:value-type="float">
            <text:p>190035042</text:p>
          </table:table-cell>
          <table:table-cell office:value-type="date" office:date-value="2026-02-02" calcext:value-type="date">
            <text:p>2026-02-02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07:44</text:p>
          </table:table-cell>
          <table:table-cell office:value-type="float" office:value="539" calcext:value-type="float">
            <text:p>539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190035035" calcext:value-type="float">
            <text:p>190035035</text:p>
          </table:table-cell>
          <table:table-cell office:value-type="date" office:date-value="2026-01-31" calcext:value-type="date">
            <text:p>2026-01-31</text:p>
          </table:table-cell>
          <table:table-cell office:value-type="string" calcext:value-type="string">
            <text:p>02:41</text:p>
          </table:table-cell>
          <table:table-cell office:value-type="string" calcext:value-type="string">
            <text:p>10:28</text:p>
          </table:table-cell>
          <table:table-cell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6T16:18:21.505837976</dc:date>
    <meta:editing-duration>PT3S</meta:editing-duration>
    <meta:editing-cycles>1</meta:editing-cycles>
    <meta:document-statistic meta:table-count="1" meta:cell-count="615" meta:object-count="0"/>
    <meta:generator>LibreOffice/7.3.7.2$Linux_X86_64 LibreOffice_project/30$Build-2</meta:generator>
  </office:meta>
</office:document-meta>
</file>